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883" officeooo:paragraph-rsid="00111883"/>
    </style:style>
    <style:style style:name="P2" style:family="paragraph" style:parent-style-name="Standard">
      <style:text-properties officeooo:rsid="00187692" officeooo:paragraph-rsid="00187692"/>
    </style:style>
    <style:style style:name="P3" style:family="paragraph" style:parent-style-name="Standard">
      <style:text-properties officeooo:rsid="00187692" officeooo:paragraph-rsid="0018fe2f"/>
    </style:style>
    <style:style style:name="P4" style:family="paragraph" style:parent-style-name="Standard">
      <style:text-properties officeooo:rsid="00187692" officeooo:paragraph-rsid="0018fe2f"/>
    </style:style>
    <style:style style:name="P5" style:family="paragraph" style:parent-style-name="Standard">
      <style:text-properties officeooo:rsid="0024d879" officeooo:paragraph-rsid="0024d879"/>
    </style:style>
    <style:style style:name="P6" style:family="paragraph" style:parent-style-name="Standard">
      <style:text-properties officeooo:rsid="00256880" officeooo:paragraph-rsid="00256880"/>
    </style:style>
    <style:style style:name="P7" style:family="paragraph" style:parent-style-name="Standard">
      <style:text-properties officeooo:rsid="0027bf6b" officeooo:paragraph-rsid="0027bf6b"/>
    </style:style>
    <style:style style:name="T1" style:family="text">
      <style:text-properties officeooo:rsid="00127aae"/>
    </style:style>
    <style:style style:name="T2" style:family="text">
      <style:text-properties officeooo:rsid="00187692"/>
    </style:style>
    <style:style style:name="T3" style:family="text">
      <style:text-properties officeooo:rsid="0018a944"/>
    </style:style>
    <style:style style:name="T4" style:family="text">
      <style:text-properties officeooo:rsid="0018fe2f"/>
    </style:style>
    <style:style style:name="T5" style:family="text">
      <style:text-properties officeooo:rsid="00256880"/>
    </style:style>
    <style:style style:name="T6" style:family="text">
      <style:text-properties officeooo:rsid="0025f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lope, <text:span text:style-name="T2">antilooppi</text:span></text:p>
      <text:p text:style-name="P1">grizzly bear, <text:span text:style-name="T2">harmaakarhu</text:span></text:p>
      <text:p text:style-name="P1">killer whale, <text:span text:style-name="T2">miekkavalas</text:span></text:p>
      <text:p text:style-name="P1">beaver, <text:span text:style-name="T2">majava</text:span></text:p>
      <text:p text:style-name="P1">dalmatian, <text:span text:style-name="T2">dalmatialainen</text:span></text:p>
      <text:p text:style-name="P1"><text:span text:style-name="T1">Persian</text:span> cat, <text:span text:style-name="T2">persialainen kissa</text:span></text:p>
      <text:p text:style-name="P1">horse, <text:span text:style-name="T2">hevonen</text:span></text:p>
      <text:p text:style-name="P1"><text:span text:style-name="T1">German</text:span> shepherd, <text:span text:style-name="T2">saksanpaimenkoira</text:span></text:p>
      <text:p text:style-name="P1">blue whale, <text:span text:style-name="T2">sinivalas</text:span></text:p>
      <text:p text:style-name="P1"><text:span text:style-name="T1">Siamese</text:span> cat, <text:span text:style-name="T2">siamilaiskissa</text:span></text:p>
      <text:p text:style-name="P1">skunk, <text:span text:style-name="T2">haisunäätä</text:span></text:p>
      <text:p text:style-name="P1">tiger, <text:span text:style-name="T2">tiikeri</text:span></text:p>
      <text:p text:style-name="P1">hippopotamus, <text:span text:style-name="T2">virtahepo</text:span></text:p>
      <text:p text:style-name="P1">leopard, <text:span text:style-name="T2">leopardi</text:span></text:p>
      <text:p text:style-name="P1">moose, <text:span text:style-name="T2">hirvi</text:span></text:p>
      <text:p text:style-name="P1">spider monke, <text:span text:style-name="T2">hämähäkkiapina</text:span></text:p>
      <text:p text:style-name="P1">humpback whale, <text:span text:style-name="T2">ryhävalas</text:span></text:p>
      <text:p text:style-name="P1">gorilla, <text:span text:style-name="T2">gorilla</text:span></text:p>
      <text:p text:style-name="P1">ox, <text:span text:style-name="T2">härkä</text:span></text:p>
      <text:p text:style-name="P1">fox, <text:span text:style-name="T2">kettu</text:span></text:p>
      <text:p text:style-name="P1">sheep, <text:span text:style-name="T2">lammas</text:span></text:p>
      <text:p text:style-name="P1">seal, <text:span text:style-name="T2">hylje</text:span></text:p>
      <text:p text:style-name="P1">chimpanzee, <text:span text:style-name="T2">simpanssi</text:span></text:p>
      <text:p text:style-name="P1">hamster, <text:span text:style-name="T2">hamsteri</text:span></text:p>
      <text:p text:style-name="P1">squirrel, <text:span text:style-name="T2">orava</text:span></text:p>
      <text:p text:style-name="P1">rhinoceros, <text:span text:style-name="T2">sarvikuono</text:span></text:p>
      <text:p text:style-name="P1">giraffe, <text:span text:style-name="T2">kirahvi</text:span></text:p>
      <text:p text:style-name="P1">wolf, <text:span text:style-name="T2">susi</text:span></text:p>
      <text:p text:style-name="P1">chihuahua, <text:span text:style-name="T2">chihuahua</text:span></text:p>
      <text:p text:style-name="P1">rat, <text:span text:style-name="T2">rotta</text:span></text:p>
      <text:p text:style-name="P1">weasel, <text:span text:style-name="T2">näätä</text:span></text:p>
      <text:p text:style-name="P1">otter, <text:span text:style-name="T2">saukko</text:span></text:p>
      <text:p text:style-name="P1">buffalo, <text:span text:style-name="T2">puhveli</text:span></text:p>
      <text:p text:style-name="P1">zebra, <text:span text:style-name="T2">seepra</text:span></text:p>
      <text:p text:style-name="P1">giant panda, <text:span text:style-name="T2">jättiläispanda</text:span></text:p>
      <text:p text:style-name="P1">deer, <text:span text:style-name="T2">peura</text:span></text:p>
      <text:p text:style-name="P1">bobcat, <text:span text:style-name="T2">ilves</text:span></text:p>
      <text:p text:style-name="P1">pig, <text:span text:style-name="T2">sika</text:span></text:p>
      <text:p text:style-name="P1">lion, <text:span text:style-name="T2">leijona</text:span></text:p>
      <text:p text:style-name="P1">mouse, <text:span text:style-name="T2">hiiri</text:span></text:p>
      <text:p text:style-name="P1">polar bear, <text:span text:style-name="T2">jääkarhu</text:span></text:p>
      <text:p text:style-name="P1">collie, <text:span text:style-name="T2">collie</text:span></text:p>
      <text:p text:style-name="P1">walrus, <text:span text:style-name="T2">mursu</text:span></text:p>
      <text:p text:style-name="P1">raccoon, <text:span text:style-name="T2">pesukarhu</text:span></text:p>
      <text:p text:style-name="P1">cow, <text:span text:style-name="T2">lehmä</text:span></text:p>
      <text:p text:style-name="P1">dolphin, <text:span text:style-name="T2">delfiini</text:span></text:p>
      <text:p text:style-name="P1"/>
      <text:p text:style-name="P2">- <text:span text:style-name="T4">W</text:span>hether a certain animal has horns, paws or claws - Onko kysytyllä eläimellä sarvet, tassut tai kynnet</text:p>
      <text:p text:style-name="P3">- <text:span text:style-name="T4">W</text:span>hether a certain animal can eat fish (among other things), can eat meat (among other things) or can only eat plants (herbivore) - <text:span text:style-name="T3">Syökö kysytty eläin kalaa (muiden asioiden ohella), lihaa (muiden asioiden ohella) vai pelkkiä kasveja (kasvissyöjä)</text:span></text:p>
      <text:p text:style-name="P5"><text:soft-page-break/>Onko näillä eläimillä sarvet?</text:p>
      <text:p text:style-name="P5">Onko näillä eläimillä tassut?</text:p>
      <text:p text:style-name="P5">Onko näillä eläimillä kynnet?</text:p>
      <text:p text:style-name="P5"/>
      <text:p text:style-name="P5">Syövätkö nämä eläimet kalaa?</text:p>
      <text:p text:style-name="P5">Syövätkö nämä eläimet lihaa?</text:p>
      <text:p text:style-name="P5">Ovatko nämä eläimet kasvissyöjiä?</text:p>
      <text:p text:style-name="P5"/>
      <text:p text:style-name="P7">Are these animals mammals?</text:p>
      <text:p text:style-name="P7">Ovatko nämä eläimet nisäkkäitä?</text:p>
      <text:p text:style-name="P5"/>
      <text:p text:style-name="P6">Penguin – pingviini</text:p>
      <text:p text:style-name="P6">Python – python</text:p>
      <text:p text:style-name="P6">Hawk – haukka</text:p>
      <text:p text:style-name="P6">Salmon – lohi</text:p>
      <text:p text:style-name="P6">Frog - sammakko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15:41.973001355</meta:creation-date>
    <dc:date>2018-07-31T11:20:33.381378897</dc:date>
    <meta:editing-duration>PT1H1M3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03" meta:character-count="1455" meta:non-whitespace-character-count="1309"/>
  </office:meta>
</office:document-meta>
</file>